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923cb" officeooo:paragraph-rsid="0009759f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e05f6" officeooo:paragraph-rsid="000e05f6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bold" officeooo:rsid="000923cb" officeooo:paragraph-rsid="000923c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bold" officeooo:rsid="001340b3" officeooo:paragraph-rsid="001340b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normal" officeooo:rsid="001340b3" officeooo:paragraph-rsid="001340b3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1340b3" officeooo:paragraph-rsid="001340b3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0e05f6" officeooo:paragraph-rsid="000e05f6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13c7ef" officeooo:paragraph-rsid="0013c7e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923cb" officeooo:paragraph-rsid="000923c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officeooo:rsid="000923cb" officeooo:paragraph-rsid="000923cb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0923cb" officeooo:paragraph-rsid="000923cb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0923cb" officeooo:paragraph-rsid="0013c7e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0923cb" officeooo:paragraph-rsid="001423ef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3c7ef" officeooo:paragraph-rsid="0013c7ef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423ef" officeooo:paragraph-rsid="001423e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49ee1" officeooo:paragraph-rsid="00149ee1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0e05f6" officeooo:paragraph-rsid="000e05f6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3c7ef" officeooo:paragraph-rsid="0013c7ef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23ef" officeooo:paragraph-rsid="001423ef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9759f" officeooo:paragraph-rsid="0009759f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officeooo:rsid="001423ef" officeooo:paragraph-rsid="001423ef" style:font-size-asian="16pt" style:font-size-complex="16pt"/>
    </style:style>
    <style:style style:name="T1" style:family="text">
      <style:text-properties officeooo:rsid="000d568f"/>
    </style:style>
    <style:style style:name="T2" style:family="text">
      <style:text-properties officeooo:rsid="000e05f6"/>
    </style:style>
    <style:style style:name="T3" style:family="text">
      <style:text-properties officeooo:rsid="0013c7ef"/>
    </style:style>
    <style:style style:name="T4" style:family="text">
      <style:text-properties officeooo:rsid="001423ef"/>
    </style:style>
    <style:style style:name="T5" style:family="text">
      <style:text-properties officeooo:rsid="00149ee1"/>
    </style:style>
    <style:style style:name="T6" style:family="text">
      <style:text-properties officeooo:rsid="001848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écification <text:span text:style-name="T1">fonctionnelle</text:span></text:p>
      <text:p text:style-name="P10"/>
      <text:p text:style-name="P9">Projet « Navigateur PHP »</text:p>
      <text:p text:style-name="P10"/>
      <text:p text:style-name="P10"/>
      <text:p text:style-name="P10"/>
      <text:p text:style-name="P3"><text:span text:style-name="T3">1</text:span>. <text:span text:style-name="T2">Fonctionnalités</text:span></text:p>
      <text:p text:style-name="P3"/>
      <text:p text:style-name="P4">Page d’accueil</text:p>
      <text:p text:style-name="P5"/>
      <text:p text:style-name="P6">Elle se découpe en trois zones :</text:p>
      <text:p text:style-name="P7"/>
      <text:p text:style-name="P7">Z<text:span text:style-name="T3">one 1 : </text:span>zone de recherche</text:p>
      <text:p text:style-name="P7"/>
      <text:p text:style-name="P7"><text:span text:style-name="T3">Zone 2 : </text:span>une page affichant le contenu d’un dossier à son premier niveau d’arborescence.</text:p>
      <text:p text:style-name="P8">Les dossiers sont précédés d’une <text:span text:style-name="T6">icône</text:span> « Dossier »</text:p>
      <text:p text:style-name="P8">Les fichiers sont précédés d’une <text:span text:style-name="T6">icône</text:span> représentant leur extension pour les fichiers les plus courants (ex : traitement de texte, tableur, <text:s text:c="3"/></text:p>
      <text:p text:style-name="P8">image, <text:span text:style-name="T6">vidéo</text:span>).</text:p>
      <text:p text:style-name="P8">Une <text:span text:style-name="T6">icône</text:span> «générale » sera utilisé pour les fichiers dont l’extension est plus rare.</text:p>
      <text:p text:style-name="P8">Le nom de chaque fichier est suivi d’un bouton « <text:span text:style-name="T6">Télécharger</text:span> » qui permettra le <text:span text:style-name="T6">téléchargement</text:span> du fichier</text:p>
      <text:p text:style-name="P7"/>
      <text:p text:style-name="P7"><text:span text:style-name="T3">Zone 3 : u</text:span>ne barre de téléchargement</text:p>
      <text:p text:style-name="P11"/>
      <text:p text:style-name="P18">Navigation <text:span text:style-name="T4">principale</text:span></text:p>
      <text:p text:style-name="P14"/>
      <text:p text:style-name="P14">L’utilisateur a <text:span text:style-name="T4">quatre </text:span>possibilités :</text:p>
      <text:p text:style-name="P14"/>
      <text:p text:style-name="P14">- <text:span text:style-name="T4">Il entre un nom de fichier à rechercher dans la zone de recherche et clique sur le bouton « Search ».</text:span></text:p>
      <text:p text:style-name="P15">L’arborescence se <text:span text:style-name="T6">déploie</text:span> afin de montrer les différents fichiers portant ce nom. Les fichiers sont montrés dans une couleur différente des autres.</text:p>
      <text:p text:style-name="P14"/>
      <text:p text:style-name="P14">- Un clic sur le nom d’un répertoire va ouvrir l’arborescence de niveau 1 de ce répertoire.</text:p>
      <text:p text:style-name="P14"/>
      <text:p text:style-name="P14"><text:soft-page-break/>- Un nouveau clic sur le nom d’un répertoire va refermer l’arborescence de ce répertoire.</text:p>
      <text:p text:style-name="P12"/>
      <text:p text:style-name="P13">- <text:span text:style-name="T3">Un clic sur le bouton « télécharger » va lancer le téléchargement du fichier .</text:span></text:p>
      <text:p text:style-name="P16">Une fenêtre modale s’ouvre :</text:p>
      <text:p text:style-name="P16">« Voulez-vous <text:span text:style-name="T6">télécharger</text:span> le fichier X ? »</text:p>
      <text:p text:style-name="P16">Si l’utilisateur clique sur « non » , la fenêtre se ferme. </text:p>
      <text:p text:style-name="P16">Si l’utilisateur clique sur « oui » , une deuxième fenêtre modale s’ouvre pour demander où enregistrer le fichier</text:p>
      <text:p text:style-name="P16">« Ou le <text:span text:style-name="T6">télécharger</text:span> ? »</text:p>
      <text:p text:style-name="P16">L’utilisateur saisie le chemin pour l’enregistrement et clique sur OK et la fenêtre disparaît.</text:p>
      <text:p text:style-name="P15">La barre de téléchargement se remplie. </text:p>
      <text:p text:style-name="P13"/>
      <text:p text:style-name="P11"/>
      <text:p text:style-name="P19">2. <text:span text:style-name="T6">Représentations</text:span> graphiques :</text:p>
      <text:p text:style-name="P15"/>
      <text:p text:style-name="P15">Les <text:span text:style-name="T6">représentations</text:span> graphiques peuvent être consultés dans les fichiers suivants :</text:p>
      <text:p text:style-name="P15"/>
      <text:p text:style-name="P15">Wireframe : <text:span text:style-name="T5">Wireframe.png</text:span></text:p>
      <text:p text:style-name="P15">Mockup : Mockup_Mobile.png</text:p>
      <text:p text:style-name="P11"/>
      <text:p text:style-name="P11"/>
      <text:p text:style-name="P20">3. <text:span text:style-name="T2">Livrables</text:span></text:p>
      <text:p text:style-name="P20"/>
      <text:p text:style-name="P17">Spécification<text:span text:style-name="T4">s</text:span> technique<text:span text:style-name="T4">s</text:span> </text:p>
      <text:p text:style-name="P17">Spécification<text:span text:style-name="T4">s</text:span> fonctionnelle<text:span text:style-name="T4">s</text:span> </text:p>
      <text:p text:style-name="P17">Wireframe </text:p>
      <text:p text:style-name="P17">Zonning </text:p>
      <text:p text:style-name="P17">Mockup </text:p>
      <text:p text:style-name="P17">Code <text:span text:style-name="T4">source</text:span></text:p>
      <text:p text:style-name="P17"/>
      <text:p text:style-name="P17"/>
      <text:p text:style-name="P2"/>
      <text:p text:style-name="P2"/>
      <text:p text:style-name="P2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39:14.121741764</meta:creation-date>
    <meta:generator>LibreOffice/6.0.6.2$Linux_X86_64 LibreOffice_project/00m0$Build-2</meta:generator>
    <dc:date>2018-11-12T16:36:06.297442806</dc:date>
    <meta:editing-duration>PT35M38S</meta:editing-duration>
    <meta:editing-cycles>7</meta:editing-cycles>
    <meta:document-statistic meta:table-count="0" meta:image-count="0" meta:object-count="0" meta:page-count="3" meta:paragraph-count="38" meta:word-count="311" meta:character-count="1895" meta:non-whitespace-character-count="1611"/>
  </office:meta>
</office:document-meta>
</file>